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</style:style>
    <style:style style:name="P138" style:family="paragraph" style:parent-style-name="Text_20_body" style:list-style-name="L13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4">
        <text:list-item>
          <text:p text:style-name="P109"><text:span text:style-name="T1">INSERT</text:span><text:line-break/></text:p>
          <text:list text:style-name="L105">
            <text:list-item>
              <text:p text:style-name="P110">Adiciona registros numa tabela.<text:line-break/></text:p>
            </text:list-item>
            <text:list-item>
              <text:p text:style-name="P11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09"><text:span text:style-name="T1">UPDATE</text:span><text:line-break/></text:p>
          <text:list text:style-name="L106">
            <text:list-item>
              <text:p text:style-name="P111">Altera os dados de um ou mais registros em uma tabela.<text:line-break/></text:p>
            </text:list-item>
            <text:list-item>
              <text:p text:style-name="P11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09"><text:span text:style-name="T1">DELETE</text:span><text:line-break/></text:p>
          <text:list text:style-name="L107">
            <text:list-item>
              <text:p text:style-name="P112">Remove um ou mais registros de uma tabela.<text:line-break/></text:p>
            </text:list-item>
            <text:list-item>
              <text:p text:style-name="P11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8">
        <text:list-item>
          <text:p text:style-name="P113"><text:span text:style-name="T1">CREATE</text:span><text:line-break/>Utilizada para construir um novo banco de dados, tabela, índice ou consulta armazenada.<text:line-break/></text:p>
          <text:list text:style-name="L109">
            <text:list-item>
              <text:p text:style-name="P114"><text:span text:style-name="T1">DATABESE</text:span><text:line-break/></text:p>
              <text:list text:style-name="L110">
                <text:list-item>
                  <text:p text:style-name="P115">Criação de banco de dados.<text:line-break/></text:p>
                </text:list-item>
                <text:list-item>
                  <text:p text:style-name="P11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4"><text:span text:style-name="T1">TABLE</text:span><text:line-break/></text:p>
              <text:list text:style-name="L111">
                <text:list-item>
                  <text:p text:style-name="P116">Criação de tabela.<text:line-break/></text:p>
                </text:list-item>
                <text:list-item>
                  <text:p text:style-name="P11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3"><text:span text:style-name="T1">DROP</text:span><text:line-break/>Remove um banco de dados, tabela, índice ou visão existente.<text:line-break/></text:p>
          <text:list text:style-name="L112">
            <text:list-item>
              <text:p text:style-name="P117"><text:span text:style-name="T1">DATABESE</text:span><text:line-break/></text:p>
              <text:list text:style-name="L113">
                <text:list-item>
                  <text:p text:style-name="P118">Remove banco de dados.<text:line-break/></text:p>
                </text:list-item>
                <text:list-item>
                  <text:p text:style-name="P11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7"><text:span text:style-name="T1">TABLE</text:span><text:line-break/></text:p>
              <text:list text:style-name="L114">
                <text:list-item>
                  <text:p text:style-name="P119">Remove tabela.<text:line-break/></text:p>
                </text:list-item>
                <text:list-item>
                  <text:p text:style-name="P11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3"><text:span text:style-name="T1">ALTER</text:span><text:line-break/></text:p>
          <text:list text:style-name="L115">
            <text:list-item>
              <text:p text:style-name="P120">Modifica um objeto existente do banco de dados.<text:line-break/></text:p>
            </text:list-item>
            <text:list-item>
              <text:p text:style-name="P120">É possível incluir, eliminar e alterar colunas.<text:line-break/></text:p>
              <text:list text:style-name="L116">
                <text:list-item>
                  <text:p text:style-name="P121"><text:span text:style-name="T1">CHANGE</text:span><text:line-break/></text:p>
                  <text:list text:style-name="L117">
                    <text:list-item>
                      <text:p text:style-name="P122">Altera o nome e o tipo da coluna/campo.<text:line-break/></text:p>
                    </text:list-item>
                    <text:list-item>
                      <text:p text:style-name="P122">Para alterar apenas o tipo, é necessario repetir o nome da coluna/campo.<text:line-break/></text:p>
                    </text:list-item>
                    <text:list-item>
                      <text:p text:style-name="P122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MODIFY</text:span><text:line-break/></text:p>
                  <text:list text:style-name="L118">
                    <text:list-item>
                      <text:p text:style-name="P123">Altera o tipo e regras de um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ADD C0LUMN</text:span><text:line-break/></text:p>
                  <text:list text:style-name="L119">
                    <text:list-item>
                      <text:p text:style-name="P124">Adicionando uma nova coluna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1"><text:span text:style-name="T1">DROP COLUMN</text:span><text:line-break/></text:p>
                  <text:list text:style-name="L120">
                    <text:list-item>
                      <text:p text:style-name="P125">Deleta uma determinada coluna de uma tabel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<text:span text:style-name="T1">TRUNCATE</text:span><text:line-break/></text:p>
          <text:list text:style-name="L121">
            <text:list-item>
              <text:p text:style-name="P126">Esvazia imediatamente todo o conteúdo de uma tabela ou objeto que contenha dados.<text:line-break/></text:p>
            </text:list-item>
            <text:list-item>
              <text:p text:style-name="P126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6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3"><text:span text:style-name="T1">RENAME</text:span><text:line-break/></text:p>
          <text:list text:style-name="L122">
            <text:list-item>
              <text:p text:style-name="P127">Mudar nome da tabela e/ou database.<text:line-break/></text:p>
            </text:list-item>
            <text:list-item>
              <text:p text:style-name="P127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3">
        <text:list-item>
          <text:p text:style-name="P128">USER - usuário<text:line-break/></text:p>
          <text:list text:style-name="L124">
            <text:list-item>
              <text:p text:style-name="P129"><text:span text:style-name="T1">CREATE USER</text:span><text:line-break/></text:p>
              <text:list text:style-name="L125">
                <text:list-item>
                  <text:p text:style-name="P130">Comando para criação de usuários.<text:line-break/></text:p>
                </text:list-item>
                <text:list-item>
                  <text:p text:style-name="P130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0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29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29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29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29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8"><text:span text:style-name="T1">GRANT</text:span><text:line-break/></text:p>
          <text:list text:style-name="L126">
            <text:list-item>
              <text:p text:style-name="P131">Permitir que usuários especificados realizem tarefas especificadas.<text:line-break/></text:p>
            </text:list-item>
            <text:list-item>
              <text:p text:style-name="P131">Tambem permite gerenciar permissão para realizar tarefas especificas em database e/ou tabelas especificas.<text:line-break/></text:p>
            </text:list-item>
            <text:list-item>
              <text:p text:style-name="P131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1">Carregar/atualizar permissões:<text:line-break/><text:span text:style-name="T1">FLUSH PRIVILEGES</text:span>;<text:line-break/></text:p>
            </text:list-item>
            <text:list-item>
              <text:p text:style-name="P131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8"><text:span text:style-name="T1">REVOKE</text:span><text:line-break/></text:p>
          <text:list text:style-name="L127">
            <text:list-item>
              <text:p text:style-name="P132">Cancela/revoga permissões previamente concedidas.<text:line-break/></text:p>
            </text:list-item>
            <text:list-item>
              <text:p text:style-name="P132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8">Privilégios que podem ser CONCEDIDOS à ou REVOCADOS de um usuário:<text:line-break/></text:p>
          <text:list text:style-name="L128">
            <text:list-item>
              <text:p text:style-name="P133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3"><text:span text:style-name="T1">CREATE</text:span> — permite criar novas tabelas ou bancos de dados.<text:line-break/></text:p>
            </text:list-item>
            <text:list-item>
              <text:p text:style-name="P133"><text:span text:style-name="T1">DROP</text:span> — permite deletar tabelas ou bancos de dados.<text:line-break/></text:p>
            </text:list-item>
            <text:list-item>
              <text:p text:style-name="P133"><text:span text:style-name="T1">DELETE</text:span> — permite excluir linhas de tabelas.<text:line-break/></text:p>
            </text:list-item>
            <text:list-item>
              <text:p text:style-name="P133"><text:span text:style-name="T1">INSERT</text:span> — permite inserir linhas em tabelas.<text:line-break/></text:p>
            </text:list-item>
            <text:list-item>
              <text:p text:style-name="P133"><text:span text:style-name="T1">SELECT</text:span> - permite usar o comando SELECT para ler os bancos de dados.<text:line-break/></text:p>
            </text:list-item>
            <text:list-item>
              <text:p text:style-name="P133"><text:span text:style-name="T1">UPDATE</text:span> — permite atualizar linhas de tabelas.<text:line-break/></text:p>
            </text:list-item>
            <text:list-item>
              <text:p text:style-name="P133"><text:span text:style-name="T1">GRANT OPTION</text:span> — permite conceder ou remover privilégios de outros usuários.<text:line-break/></text:p>
            </text:list-item>
          </text:list>
          <text:p text:style-name="P128">(conferir):</text:p>
          <text:list text:style-name="L129">
            <text:list-item>
              <text:p text:style-name="P134"><text:span text:style-name="T1">CONNECT</text:span><text:line-break/></text:p>
            </text:list-item>
            <text:list-item>
              <text:p text:style-name="P134"><text:span text:style-name="T1">DELETE</text:span><text:line-break/></text:p>
            </text:list-item>
            <text:list-item>
              <text:p text:style-name="P134"><text:span text:style-name="T1">EXECUTE</text:span><text:line-break/></text:p>
            </text:list-item>
            <text:list-item>
              <text:p text:style-name="P134"><text:span text:style-name="T1">USAGE</text:span><text:line-break/></text:p>
            </text:list-item>
          </text:list>
        </text:list-item>
      </text:list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0">
        <text:list-item>
          <text:p text:style-name="P135"><text:span text:style-name="T1">START TRANSACTION</text:span><text:line-break/></text:p>
        </text:list-item>
        <text:list-item>
          <text:p text:style-name="P135"><text:span text:style-name="T1">BACKROLL</text:span><text:line-break/></text:p>
        </text:list-item>
        <text:list-item>
          <text:p text:style-name="P135"><text:span text:style-name="T1">COMMIT</text:span><text:line-break/></text:p>
        </text:list-item>
      </text:list>
      <text:p text:style-name="Pagebreak"/>
      <text:h text:style-name="Heading_20_1" text:outline-level="1"><text:bookmark-start text:name="detalhes"/>10 Detalhes<text:bookmark-end text:name="detalhes"/></text:h>
      <text:list text:style-name="L131">
        <text:list-item>
          <text:p text:style-name="P136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36">O que são e o que fazem os administradores:<text:line-break/></text:p>
          <text:list text:style-name="L132">
            <text:list-item>
              <text:p text:style-name="P137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37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36">Acesso ao <text:span text:style-name="T1">MySQL</text:span> pelo terminal é necessario usar o comando:<text:line-break/>mysql -u root -p<text:line-break/></text:p>
          <text:list text:style-name="L133">
            <text:list-item>
              <text:p text:style-name="P138">Depois colocar a senha.<text:line-break/></text:p>
            </text:list-item>
          </text:list>
        </text:list-item>
        <text:list-item>
          <text:p text:style-name="P136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Módulo 1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1T18:47:39Z</meta:creation-date>
    <dc:date>2022-04-01T18:47:39Z</dc:date>
    <meta:user-defined meta:name="date" meta:value-type="string">2022-04-01</meta:user-defined>
    <meta:user-defined meta:name="output" meta:value-type="string"/>
    <meta:user-defined meta:name="subtitle" meta:value-type="string">Readme.rmd</meta:user-defined>
  </office:meta>
</office:document-meta>
</file>